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paragraph-rsid="004197b9"/>
    </style:style>
    <style:style style:name="P10" style:family="paragraph" style:parent-style-name="Standard">
      <style:text-properties officeooo:rsid="004232e4" officeooo:paragraph-rsid="004232e4"/>
    </style:style>
    <style:style style:name="P11" style:family="paragraph" style:parent-style-name="Standard">
      <style:text-properties officeooo:rsid="004232e4" officeooo:paragraph-rsid="004351f4"/>
    </style:style>
    <style:style style:name="P12" style:family="paragraph" style:parent-style-name="Standard">
      <style:text-properties officeooo:paragraph-rsid="004232e4"/>
    </style:style>
    <style:style style:name="P13" style:family="paragraph" style:parent-style-name="Standard">
      <style:text-properties officeooo:paragraph-rsid="00501858"/>
    </style:style>
    <style:style style:name="P14"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5" style:family="paragraph" style:parent-style-name="Heading_20_2">
      <style:text-properties fo:language="de" fo:country="DE"/>
    </style:style>
    <style:style style:name="P16" style:family="paragraph" style:parent-style-name="Heading_20_3">
      <style:text-properties fo:language="de" fo:country="DE"/>
    </style:style>
    <style:style style:name="P17" style:family="paragraph" style:parent-style-name="Heading_20_3">
      <style:text-properties officeooo:paragraph-rsid="00266327"/>
    </style:style>
    <style:style style:name="P18" style:family="paragraph" style:parent-style-name="Heading_20_4">
      <style:text-properties officeooo:rsid="004197b9" officeooo:paragraph-rsid="004197b9"/>
    </style:style>
    <style:style style:name="P19" style:family="paragraph" style:parent-style-name="Heading_20_4">
      <style:text-properties officeooo:rsid="004232e4" officeooo:paragraph-rsid="004232e4"/>
    </style:style>
    <style:style style:name="P20" style:family="paragraph" style:parent-style-name="Heading_20_4">
      <style:text-properties officeooo:rsid="004232e4" officeooo:paragraph-rsid="004351f4"/>
    </style:style>
    <style:style style:name="P21" style:family="paragraph" style:parent-style-name="Heading_20_4">
      <style:text-properties officeooo:paragraph-rsid="0050a751"/>
    </style:style>
    <style:style style:name="P22" style:family="paragraph" style:parent-style-name="Contents_20_2">
      <style:paragraph-properties>
        <style:tab-stops>
          <style:tab-stop style:position="17.59cm" style:type="right" style:leader-style="dotted" style:leader-text="."/>
        </style:tab-stops>
      </style:paragraph-properties>
    </style:style>
    <style:style style:name="P23" style:family="paragraph" style:parent-style-name="Heading_20_2">
      <style:text-properties officeooo:rsid="001a082f" officeooo:paragraph-rsid="0050a751"/>
    </style:style>
    <style:style style:name="P24" style:family="paragraph" style:parent-style-name="Heading_20_2">
      <style:text-properties officeooo:paragraph-rsid="0050a751"/>
    </style:style>
    <style:style style:name="P25" style:family="paragraph" style:parent-style-name="Title" style:master-page-name="Standard">
      <style:paragraph-properties fo:text-align="center" style:justify-single-word="false" style:page-number="auto"/>
      <style:text-properties fo:language="en" fo:country="US"/>
    </style:style>
    <style:style style:name="P26" style:family="paragraph" style:parent-style-name="Contents_20_3">
      <style:paragraph-properties>
        <style:tab-stops>
          <style:tab-stop style:position="17.59cm" style:type="right" style:leader-style="dotted" style:leader-text="."/>
        </style:tab-stops>
      </style:paragraph-properties>
    </style:style>
    <style:style style:name="P27" style:family="paragraph" style:parent-style-name="Contents_20_4">
      <style:paragraph-properties>
        <style:tab-stops>
          <style:tab-stop style:position="17.59cm" style:type="right" style:leader-style="dotted" style:leader-text="."/>
        </style:tab-stops>
      </style:paragraph-properties>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Heading_20_3">
      <style:text-properties officeooo:paragraph-rsid="0050a751"/>
    </style:style>
    <style:style style:name="P30" style:family="paragraph" style:parent-style-name="No_20_Spacing">
      <style:text-properties officeooo:paragraph-rsid="0050a751"/>
    </style:style>
    <style:style style:name="P31" style:family="paragraph" style:parent-style-name="Heading_20_1">
      <style:paragraph-properties fo:break-before="page"/>
      <style:text-properties officeooo:paragraph-rsid="0050a751"/>
    </style:style>
    <style:style style:name="P32" style:family="paragraph" style:parent-style-name="Standard">
      <style:paragraph-properties fo:line-height="100%" fo:text-align="justify" style:justify-single-word="false"/>
    </style:style>
    <style:style style:name="P33" style:family="paragraph" style:parent-style-name="Standard">
      <style:paragraph-properties fo:line-height="100%" fo:text-align="justify" style:justify-single-word="false"/>
      <style:text-properties officeooo:paragraph-rsid="0050a751"/>
    </style:style>
    <style:style style:name="P34" style:family="paragraph" style:parent-style-name="Standard">
      <style:text-properties officeooo:rsid="001e8345" officeooo:paragraph-rsid="0050a751"/>
    </style:style>
    <style:style style:name="P35" style:family="paragraph" style:parent-style-name="Standard">
      <style:text-properties officeooo:rsid="0021d038" officeooo:paragraph-rsid="0050a751"/>
    </style:style>
    <style:style style:name="P36" style:family="paragraph" style:parent-style-name="Standard">
      <style:text-properties officeooo:rsid="001a082f" officeooo:paragraph-rsid="0050a751"/>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65334" style:font-style-asian="italic" style:font-style-complex="italic"/>
    </style:style>
    <style:style style:name="T8" style:family="text">
      <style:text-properties fo:font-style="italic" officeooo:rsid="002ad3ea" style:font-style-asian="italic" style:font-style-complex="italic"/>
    </style:style>
    <style:style style:name="T9" style:family="text">
      <style:text-properties fo:font-style="italic" officeooo:rsid="00359b62" style:font-style-asian="italic" style:font-style-complex="italic"/>
    </style:style>
    <style:style style:name="T10" style:family="text">
      <style:text-properties fo:font-style="italic" officeooo:rsid="004038e5" style:font-style-asian="italic" style:font-style-complex="italic"/>
    </style:style>
    <style:style style:name="T11" style:family="text">
      <style:text-properties officeooo:rsid="001e56b4"/>
    </style:style>
    <style:style style:name="T12" style:family="text">
      <style:text-properties officeooo:rsid="002ad3ea"/>
    </style:style>
    <style:style style:name="T13" style:family="text">
      <style:text-properties fo:font-style="normal" officeooo:rsid="002ad3ea"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59b62"/>
    </style:style>
    <style:style style:name="T20" style:family="text">
      <style:text-properties officeooo:rsid="003778f4"/>
    </style:style>
    <style:style style:name="T21" style:family="text">
      <style:text-properties officeooo:rsid="0039c0d0"/>
    </style:style>
    <style:style style:name="T22" style:family="text">
      <style:text-properties officeooo:rsid="003aeb38"/>
    </style:style>
    <style:style style:name="T23" style:family="text">
      <style:text-properties officeooo:rsid="004197b9"/>
    </style:style>
    <style:style style:name="T24" style:family="text">
      <style:text-properties officeooo:rsid="00456fa1"/>
    </style:style>
    <style:style style:name="T25" style:family="text">
      <style:text-properties officeooo:rsid="0047c47d"/>
    </style:style>
    <style:style style:name="T26" style:family="text">
      <style:text-properties officeooo:rsid="0047c549"/>
    </style:style>
    <style:style style:name="T27" style:family="text">
      <style:text-properties officeooo:rsid="0047e6c2"/>
    </style:style>
    <style:style style:name="T28" style:family="text">
      <style:text-properties officeooo:rsid="00501858"/>
    </style:style>
    <style:style style:name="T29" style:family="text">
      <style:text-properties officeooo:rsid="0021d038"/>
    </style:style>
    <style:style style:name="T30" style:family="text">
      <style:text-properties officeooo:rsid="002043b7"/>
    </style:style>
    <style:style style:name="T31" style:family="text">
      <style:text-properties officeooo:rsid="001af3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405_3795576367" text:style-name="Index_20_Link" text:visited-style-name="Index_20_Link">Deliverable 1<text:tab/>2</text:a></text:p>
          <text:p text:style-name="P22"><text:a xlink:type="simple" xlink:href="#__RefHeading___Toc407_3795576367" text:style-name="Index_20_Link" text:visited-style-name="Index_20_Link">Assumptions<text:tab/>2</text:a></text:p>
          <text:p text:style-name="P22"><text:a xlink:type="simple" xlink:href="#__RefHeading___Toc409_3795576367" text:style-name="Index_20_Link" text:visited-style-name="Index_20_Link">Entity Relationship Schema<text:tab/>3</text:a></text:p>
          <text:p text:style-name="P26"><text:a xlink:type="simple" xlink:href="#__RefHeading___Toc411_3795576367" text:style-name="Index_20_Link" text:visited-style-name="Index_20_Link">Schema<text:tab/>3</text:a></text:p>
          <text:p text:style-name="P26"><text:a xlink:type="simple" xlink:href="#__RefHeading___Toc413_3795576367" text:style-name="Index_20_Link" text:visited-style-name="Index_20_Link">Description<text:tab/>3</text:a></text:p>
          <text:p text:style-name="P22"><text:a xlink:type="simple" xlink:href="#__RefHeading___Toc415_3795576367" text:style-name="Index_20_Link" text:visited-style-name="Index_20_Link">Relational Schema<text:tab/>3</text:a></text:p>
          <text:p text:style-name="P26"><text:a xlink:type="simple" xlink:href="#__RefHeading___Toc417_3795576367" text:style-name="Index_20_Link" text:visited-style-name="Index_20_Link">ER schema to Relational schema<text:tab/>3</text:a></text:p>
          <text:p text:style-name="P26"><text:a xlink:type="simple" xlink:href="#__RefHeading___Toc419_3795576367" text:style-name="Index_20_Link" text:visited-style-name="Index_20_Link">DDL<text:tab/>3</text:a></text:p>
          <text:p text:style-name="P22"><text:a xlink:type="simple" xlink:href="#__RefHeading___Toc421_3795576367" text:style-name="Index_20_Link" text:visited-style-name="Index_20_Link">General Comments<text:tab/>3</text:a></text:p>
          <text:p text:style-name="P28"><text:a xlink:type="simple" xlink:href="#__RefHeading___Toc423_3795576367" text:style-name="Index_20_Link" text:visited-style-name="Index_20_Link">Deliverable 2<text:tab/>3</text:a></text:p>
          <text:p text:style-name="P22"><text:a xlink:type="simple" xlink:href="#__RefHeading___Toc425_3795576367" text:style-name="Index_20_Link" text:visited-style-name="Index_20_Link">Assumptions<text:tab/>3</text:a></text:p>
          <text:p text:style-name="P22"><text:a xlink:type="simple" xlink:href="#__RefHeading___Toc427_3795576367" text:style-name="Index_20_Link" text:visited-style-name="Index_20_Link">Data Loading<text:tab/>4</text:a></text:p>
          <text:p text:style-name="P22"><text:a xlink:type="simple" xlink:href="#__RefHeading___Toc429_3795576367" text:style-name="Index_20_Link" text:visited-style-name="Index_20_Link">Query Implementation<text:tab/>4</text:a></text:p>
          <text:p text:style-name="P27"><text:a xlink:type="simple" xlink:href="#__RefHeading___Toc465_3198480346" text:style-name="Index_20_Link" text:visited-style-name="Index_20_Link">Note:<text:tab/>4</text:a></text:p>
          <text:p text:style-name="P27"><text:a xlink:type="simple" xlink:href="#__RefHeading___Toc471_3198480346" text:style-name="Index_20_Link" text:visited-style-name="Index_20_Link">Query 1:<text:tab/>4</text:a></text:p>
          <text:p text:style-name="P27"><text:a xlink:type="simple" xlink:href="#__RefHeading___Toc473_3198480346" text:style-name="Index_20_Link" text:visited-style-name="Index_20_Link">Query 2:<text:tab/>4</text:a></text:p>
          <text:p text:style-name="P27"><text:a xlink:type="simple" xlink:href="#__RefHeading___Toc475_3198480346" text:style-name="Index_20_Link" text:visited-style-name="Index_20_Link">Query 3:<text:tab/>4</text:a></text:p>
          <text:p text:style-name="P27"><text:a xlink:type="simple" xlink:href="#__RefHeading___Toc477_3198480346" text:style-name="Index_20_Link" text:visited-style-name="Index_20_Link">Query 4:<text:tab/>4</text:a></text:p>
          <text:p text:style-name="P27"><text:a xlink:type="simple" xlink:href="#__RefHeading___Toc479_3198480346" text:style-name="Index_20_Link" text:visited-style-name="Index_20_Link">Query 5:<text:tab/>4</text:a></text:p>
          <text:p text:style-name="P27"><text:a xlink:type="simple" xlink:href="#__RefHeading___Toc481_3198480346" text:style-name="Index_20_Link" text:visited-style-name="Index_20_Link">Query 6:<text:tab/>5</text:a></text:p>
          <text:p text:style-name="P27"><text:a xlink:type="simple" xlink:href="#__RefHeading___Toc483_3198480346" text:style-name="Index_20_Link" text:visited-style-name="Index_20_Link">Query 7:<text:tab/>5</text:a></text:p>
          <text:p text:style-name="P27"><text:a xlink:type="simple" xlink:href="#__RefHeading___Toc485_3198480346" text:style-name="Index_20_Link" text:visited-style-name="Index_20_Link">Query 8:<text:tab/>5</text:a></text:p>
          <text:p text:style-name="P27"><text:soft-page-break/><text:a xlink:type="simple" xlink:href="#__RefHeading___Toc487_3198480346" text:style-name="Index_20_Link" text:visited-style-name="Index_20_Link">Query 9:<text:tab/>5</text:a></text:p>
          <text:p text:style-name="P27"><text:a xlink:type="simple" xlink:href="#__RefHeading___Toc489_3198480346" text:style-name="Index_20_Link" text:visited-style-name="Index_20_Link">Query 10:<text:tab/>5</text:a></text:p>
          <text:p text:style-name="P27"><text:a xlink:type="simple" xlink:href="#__RefHeading___Toc435_3795576367" text:style-name="Index_20_Link" text:visited-style-name="Index_20_Link">SQL statements<text:tab/>5</text:a></text:p>
          <text:p text:style-name="P22"><text:a xlink:type="simple" xlink:href="#__RefHeading___Toc437_3795576367" text:style-name="Index_20_Link" text:visited-style-name="Index_20_Link">Interface<text:tab/>5</text:a></text:p>
          <text:p text:style-name="P26"><text:a xlink:type="simple" xlink:href="#__RefHeading___Toc439_3795576367" text:style-name="Index_20_Link" text:visited-style-name="Index_20_Link">Design logic Description<text:tab/>5</text:a></text:p>
          <text:p text:style-name="P26"><text:a xlink:type="simple" xlink:href="#__RefHeading___Toc441_3795576367" text:style-name="Index_20_Link" text:visited-style-name="Index_20_Link">Screenshots<text:tab/>6</text:a></text:p>
          <text:p text:style-name="P22"><text:a xlink:type="simple" xlink:href="#__RefHeading___Toc443_3795576367" text:style-name="Index_20_Link" text:visited-style-name="Index_20_Link">General Comments<text:tab/>6</text:a></text:p>
          <text:p text:style-name="P28"><text:a xlink:type="simple" xlink:href="#__RefHeading___Toc3409_3680965478" text:style-name="Index_20_Link" text:visited-style-name="Index_20_Link">Deliverable 3<text:tab/>7</text:a></text:p>
          <text:p text:style-name="P22"><text:a xlink:type="simple" xlink:href="#__RefHeading___Toc1027_3680965478" text:style-name="Index_20_Link" text:visited-style-name="Index_20_Link">Assumptions<text:tab/>7</text:a></text:p>
          <text:p text:style-name="P22"><text:a xlink:type="simple" xlink:href="#__RefHeading___Toc1029_3680965478" text:style-name="Index_20_Link" text:visited-style-name="Index_20_Link">Query Implementation<text:tab/>7</text:a></text:p>
          <text:p text:style-name="P26"><text:a xlink:type="simple" xlink:href="#__RefHeading___Toc1031_3680965478" text:style-name="Index_20_Link" text:visited-style-name="Index_20_Link">Query a:<text:tab/>7</text:a></text:p>
          <text:p text:style-name="P27"><text:a xlink:type="simple" xlink:href="#__RefHeading___Toc1033_3680965478" text:style-name="Index_20_Link" text:visited-style-name="Index_20_Link">Description of logic:<text:tab/>7</text:a></text:p>
          <text:p text:style-name="P27"><text:a xlink:type="simple" xlink:href="#__RefHeading___Toc1035_3680965478" text:style-name="Index_20_Link" text:visited-style-name="Index_20_Link">SQL statement<text:tab/>7</text:a></text:p>
          <text:p text:style-name="P22"><text:a xlink:type="simple" xlink:href="#__RefHeading___Toc1037_3680965478" text:style-name="Index_20_Link" text:visited-style-name="Index_20_Link">Query Analysis<text:tab/>7</text:a></text:p>
          <text:p text:style-name="P26"><text:a xlink:type="simple" xlink:href="#__RefHeading___Toc1039_3680965478" text:style-name="Index_20_Link" text:visited-style-name="Index_20_Link">Selected Queries (and why) 1,4,10<text:tab/>7</text:a></text:p>
          <text:p text:style-name="P27"><text:a xlink:type="simple" xlink:href="#__RefHeading___Toc1041_3680965478" text:style-name="Index_20_Link" text:visited-style-name="Index_20_Link">Query 1<text:tab/>7</text:a></text:p>
          <text:p text:style-name="P27"><text:a xlink:type="simple" xlink:href="#__RefHeading___Toc1043_3680965478" text:style-name="Index_20_Link" text:visited-style-name="Index_20_Link">Query 2<text:tab/>7</text:a></text:p>
          <text:p text:style-name="P27"><text:a xlink:type="simple" xlink:href="#__RefHeading___Toc1045_3680965478" text:style-name="Index_20_Link" text:visited-style-name="Index_20_Link">Query 3<text:tab/>8</text:a></text:p>
          <text:p text:style-name="P22"><text:a xlink:type="simple" xlink:href="#__RefHeading___Toc1047_3680965478" text:style-name="Index_20_Link" text:visited-style-name="Index_20_Link">Interface<text:tab/>8</text:a></text:p>
          <text:p text:style-name="P26"><text:a xlink:type="simple" xlink:href="#__RefHeading___Toc1049_3680965478" text:style-name="Index_20_Link" text:visited-style-name="Index_20_Link">Design logic Description<text:tab/>8</text:a></text:p>
          <text:p text:style-name="P26"><text:a xlink:type="simple" xlink:href="#__RefHeading___Toc1051_3680965478" text:style-name="Index_20_Link" text:visited-style-name="Index_20_Link">Screenshots<text:tab/>8</text:a></text:p>
          <text:p text:style-name="P22"><text:a xlink:type="simple" xlink:href="#__RefHeading___Toc1053_3680965478" text:style-name="Index_20_Link" text:visited-style-name="Index_20_Link">Evolution since first deliverable<text:tab/>8</text:a></text:p>
          <text:p text:style-name="P22"><text:a xlink:type="simple" xlink:href="#__RefHeading___Toc1055_3680965478" text:style-name="Index_20_Link" text:visited-style-name="Index_20_Link">General Comments<text:tab/>8</text:a></text:p>
        </text:index-body>
      </text:table-of-content>
      <text:h text:style-name="P14" text:outline-level="1"><text:bookmark-start text:name="__RefHeading___Toc405_3795576367"/><text:bookmark-start text:name="_Toc506900031"/>Deliverable 1<text:bookmark-end text:name="__RefHeading___Toc405_3795576367"/><text:bookmark-end text:name="_Toc506900031"/></text:h>
      <text:h text:style-name="Heading_20_2" text:outline-level="2"><text:bookmark-start text:name="__RefHeading___Toc407_3795576367"/><text:bookmark-start text:name="_Toc506900032"/>Assumptions<text:bookmark-end text:name="__RefHeading___Toc407_3795576367"/><text:bookmark-end text:name="_Toc506900032"/></text:h>
      <text:p text:style-name="Standard">We use MySQL syntax for this project.</text:p>
      <text:p text:style-name="Standard">Listings all have a bed_type, property_type, room_type, cancellation_policy, a host and a neighborhood.</text:p>
      <text:p text:style-name="Standard"><text:soft-page-break/>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_RefHeading___Toc409_3795576367"/><text:bookmark-start text:name="_Toc506900033"/>Entity Relationship Schema<text:bookmark-end text:name="__RefHeading___Toc409_3795576367"/><text:bookmark-end text:name="_Toc506900033"/></text:h>
      <text:h text:style-name="Heading_20_3" text:outline-level="3"><text:bookmark-start text:name="__RefHeading___Toc411_3795576367"/><text:bookmark-start text:name="_Toc506900034"/>Schema<text:bookmark-end text:name="__RefHeading___Toc411_3795576367"/><text:bookmark-end text:name="_Toc506900034"/></text:h>
      <text:p text:style-name="Standard">See <text:span text:style-name="T25">Database/</text:span><text:span text:style-name="T4">ER-</text:span><text:span text:style-name="T7">Schema</text:span><text:span text:style-name="T4">.</text:span><text:span text:style-name="T10">jpg</text:span></text:p>
      <text:h text:style-name="P17" text:outline-level="3"><text:bookmark-start text:name="__RefHeading___Toc413_3795576367"/><text:bookmark-start text:name="_Toc506900035"/>Description<text:bookmark-end text:name="__RefHeading___Toc413_3795576367"/><text:bookmark-end text:name="_Toc506900035"/></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1">ships are hardly connected to preserve integrity even if it implies to drop a lot of data after deletions (</text:span><text:span text:style-name="T6">ON DELETE CASCADE</text:span><text:span text:style-name="T11">). For example, if we delete a </text:span><text:span text:style-name="T6">Country</text:span><text:span text:style-name="T11">, we will delete every </text:span><text:span text:style-name="T6">City</text:span><text:span text:style-name="T11"> in this </text:span><text:span text:style-name="T6">Country</text:span><text:span text:style-name="T11"> and therefore delete every </text:span><text:span text:style-name="T6">Neighborhood</text:span><text:span text:style-name="T11"> in the </text:span><text:span text:style-name="T6">Cities</text:span><text:span text:style-name="T11"> and so forth.</text:span></text:p>
      <text:h text:style-name="P15" text:outline-level="2"><text:bookmark-start text:name="__RefHeading___Toc415_3795576367"/><text:bookmark-start text:name="_Toc506900036"/>Relational Schema<text:bookmark-end text:name="__RefHeading___Toc415_3795576367"/><text:bookmark-end text:name="_Toc506900036"/></text:h>
      <text:h text:style-name="P16" text:outline-level="3"><text:bookmark-start text:name="__RefHeading___Toc417_3795576367"/><text:bookmark-start text:name="_Toc506900037"/>ER schema to Relational schema<text:bookmark-end text:name="__RefHeading___Toc417_3795576367"/><text:bookmark-end text:name="_Toc506900037"/></text:h>
      <text:p text:style-name="Standard">The translation of our ER schema to our Relation schema was more or less straightforward. Nevertheless, <text:span text:style-name="T12">the type were not always obvious. We also decided to add a unique </text:span><text:span text:style-name="T8">id</text:span><text:span text:style-name="T13"> in our tables.</text:span></text:p>
      <text:h text:style-name="Heading_20_3" text:outline-level="3"><text:bookmark-start text:name="__RefHeading___Toc419_3795576367"/><text:bookmark-start text:name="_Toc506900038"/>DDL<text:bookmark-end text:name="__RefHeading___Toc419_3795576367"/><text:bookmark-end text:name="_Toc506900038"/></text:h>
      <text:p text:style-name="Standard">See <text:span text:style-name="T25">Database/</text:span><text:span text:style-name="T4">Create.sql</text:span></text:p>
      <text:h text:style-name="Heading_20_2" text:outline-level="2"><text:bookmark-start text:name="__RefHeading___Toc421_3795576367"/><text:bookmark-start text:name="_Toc506900039"/>General Comments<text:bookmark-end text:name="__RefHeading___Toc421_3795576367"/><text:bookmark-end text:name="_Toc506900039"/></text:h>
      <text:p text:style-name="Standard">For this first work, we thought it was important to work the three together to understand the database <text:span text:style-name="T26">correctly</text:span>. We designed the basis of the ER model, and modified it until the three of us were satisfied.</text:p>
      <text:h text:style-name="Heading_20_1" text:outline-level="1"><text:bookmark-start text:name="__RefHeading___Toc423_3795576367"/><text:bookmark-start text:name="_Toc506900040"/>Deliverable 2<text:bookmark-end text:name="__RefHeading___Toc423_3795576367"/><text:bookmark-end text:name="_Toc506900040"/></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text:soft-page-break/>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Standard">After parsing and cleaning all the data, we end up with simple csv files, whose name corresponds to our tables’ names and columns are the same as specified in our schema. <text:span text:style-name="T19">See </text:span><text:span text:style-name="T9">Datasets/Final/</text:span></text:p>
      <text:h text:style-name="Heading_20_2" text:outline-level="2"><text:bookmark-start text:name="__RefHeading___Toc427_3795576367"/><text:bookmark-start text:name="_Toc506900042"/>Data Loading<text:bookmark-end text:name="__RefHeading___Toc427_3795576367"/><text:bookmark-end text:name="_Toc506900042"/></text:h>
      <text:h text:style-name="Heading_20_2" text:outline-level="2"><text:bookmark-start text:name="__RefHeading___Toc429_3795576367"/><text:bookmark-start text:name="_Toc506900043"/>Query Implementation<text:bookmark-end text:name="__RefHeading___Toc429_3795576367"/><text:bookmark-end text:name="_Toc506900043"/></text:h>
      <text:h text:style-name="P18" text:outline-level="4"><text:bookmark-start text:name="__RefHeading___Toc465_3198480346"/>Note:<text:bookmark-end text:name="__RefHeading___Toc465_3198480346"/></text:h>
      <text:p text:style-name="P9">Queries 1, 2, 3, 5 are functional.</text:p>
      <text:p text:style-name="P9">Queries 4, 6, 7, 8, 9, 10 do not work but are implemented.</text:p>
      <text:h text:style-name="P20" text:outline-level="4"><text:bookmark-start text:name="__RefHeading___Toc471_3198480346"/>Query 1:<text:bookmark-end text:name="__RefHeading___Toc471_3198480346"/></text:h>
      <text:p text:style-name="P11">The query finds the average price for a listing with a specified number of bedrooms. We use 8 bedrooms for the example. Since the table Listing has an attribute for the number of bedrooms and one for the price, the query is direct.</text:p>
      <text:h text:style-name="P20" text:outline-level="4"><text:bookmark-start text:name="__RefHeading___Toc473_3198480346"/>Query 2:<text:bookmark-end text:name="__RefHeading___Toc473_3198480346"/></text:h>
      <text:p text:style-name="P11">The query finds the average cleaning review score for the listings with TV. We suppose that these listings include TV's and Smart TV's. The implementation requires the Listing and Amenity tables, and the relation that maps both of them (Listing_amenity_map).</text:p>
      <text:h text:style-name="P19" text:outline-level="4"><text:bookmark-start text:name="__RefHeading___Toc475_3198480346"/>Query 3:<text:bookmark-end text:name="__RefHeading___Toc475_3198480346"/></text:h>
      <text:p text:style-name="P10">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19" text:outline-level="4"><text:bookmark-start text:name="__RefHeading___Toc477_3198480346"/>Query 4:<text:bookmark-end text:name="__RefHeading___Toc477_3198480346"/></text:h>
      <text:p text:style-name="P10">The query finds how many listings exist that are posted by two different hosts but the hosts have the same name.</text:p>
      <text:h text:style-name="P19" text:outline-level="4"><text:bookmark-start text:name="__RefHeading___Toc479_3198480346"/>Query 5:<text:bookmark-end text:name="__RefHeading___Toc479_3198480346"/></text:h>
      <text:p text:style-name="P10">The query finds the dates that a specified host (we use 'Viajes Eco') has available accommodations for rent. The Day, Calendar (listing-calendar relation), Listing (shows which listings Viajes Eco owns) and Host tables are necessary for the implementation.</text:p>
      <text:h text:style-name="P19" text:outline-level="4"><text:bookmark-start text:name="__RefHeading___Toc481_3198480346"/><text:soft-page-break/>Query 6:<text:bookmark-end text:name="__RefHeading___Toc481_3198480346"/></text:h>
      <text:p text:style-name="P10">The query finds all the pairs (host_ids, host_names) that only have one listing online. We only need Listing and Host table to implement this query. The COUNT syntax is necessary to implement the constraint of "exactly one".</text:p>
      <text:h text:style-name="P19" text:outline-level="4"><text:bookmark-start text:name="__RefHeading___Toc483_3198480346"/>Query 7:<text:bookmark-end text:name="__RefHeading___Toc483_3198480346"/></text:h>
      <text:p text:style-name="P10">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h text:style-name="P19" text:outline-level="4"><text:bookmark-start text:name="__RefHeading___Toc485_3198480346"/>Query 8:<text:bookmark-end text:name="__RefHeading___Toc485_3198480346"/></text:h>
      <text:p text:style-name="P10">The query computes the difference of price in a room with 8 beds in Berlin compared to Madrid. We need the Listing, Neighbourhood and City tables to implement the query, since the Neighbourhood table links the Listing and the City by our normalization.</text:p>
      <text:h text:style-name="P19" text:outline-level="4"><text:bookmark-start text:name="__RefHeading___Toc487_3198480346"/>Query 9:<text:bookmark-end text:name="__RefHeading___Toc487_3198480346"/></text:h>
      <text:p text:style-name="P10">The query finds the top-10 host (host_ids, host_names) in terms of number of listings per host in Spain.</text:p>
      <text:h text:style-name="P19" text:outline-level="4"><text:bookmark-start text:name="__RefHeading___Toc489_3198480346"/>Query 10:<text:bookmark-end text:name="__RefHeading___Toc489_3198480346"/></text:h>
      <text:p text:style-name="P12"><text:s/>The query finds the top-10 listings (review_score_rating) in terms of review_score_rating apartments in Barcelona. For the implementation, we used the TOP synthax which seems to not work.</text:p>
      <text:h text:style-name="Heading_20_4" text:outline-level="4"><text:bookmark-start text:name="__RefHeading___Toc435_3795576367"/><text:bookmark-start text:name="_Toc506900046"/>SQL statement<text:bookmark-end text:name="_Toc506900046"/><text:span text:style-name="T23">s</text:span><text:bookmark-end text:name="__RefHeading___Toc435_3795576367"/></text:h>
      <text:p text:style-name="Standard">See <text:span text:style-name="T27">Database/</text:span>Queries.sql</text:p>
      <text:h text:style-name="Heading_20_2" text:outline-level="2"><text:bookmark-start text:name="__RefHeading___Toc437_3795576367"/><text:bookmark-start text:name="_Toc506900047"/>Interface<text:bookmark-end text:name="__RefHeading___Toc437_3795576367"/><text:bookmark-end text:name="_Toc506900047"/></text:h>
      <text:h text:style-name="Heading_20_3" text:outline-level="3"><text:bookmark-start text:name="__RefHeading___Toc439_3795576367"/><text:bookmark-start text:name="_Toc506900048"/>Design logic Description<text:bookmark-end text:name="__RefHeading___Toc439_3795576367"/><text:bookmark-end text:name="_Toc506900048"/></text:h>
      <text:p text:style-name="Standard">We used a local MySQL server, Python 3.7 <text:span text:style-name="T20">with Tkinter </text:span>and mysql-connector to link the two.</text:p>
      <text:p text:style-name="P13">See README.md for configuration <text:span text:style-name="T28">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1">and </text:span>neighborhoods using the available fields, each of them is initially set to the less restricted input <text:span text:style-name="T21">or execute the predefined queries</text:span>.</text:p>
      <text:p text:style-name="Standard"><text:soft-page-break/><text:span text:style-name="T21">After searching or executing</text:span>, a new window shows up to display the executed <text:span text:style-name="T22">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_RefHeading___Toc441_3795576367"/><text:bookmark-start text:name="_Toc506900049"/>Screenshots<text:bookmark-end text:name="__RefHeading___Toc441_3795576367"/><text:bookmark-end text:name="_Toc506900049"/></text:h>
      <text:p text:style-name="Standard">See Interface-Screenshots/</text:p>
      <text:h text:style-name="Heading_20_2" text:outline-level="2"><text:bookmark-start text:name="__RefHeading___Toc443_3795576367"/><text:bookmark-start text:name="_Toc506900050"/>General Comments<text:bookmark-end text:name="__RefHeading___Toc443_3795576367"/><text:bookmark-end text:name="_Toc506900050"/></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4">and work harder on the predefined queries before going further</text:span>.</text:p>
      <text:p text:style-name="P32"/>
      <text:h text:style-name="P31" text:outline-level="1"><text:bookmark-start text:name="_Toc506900051"/><text:bookmark-start text:name="__RefHeading___Toc3409_3680965478"/>Deliverable 3<text:bookmark-end text:name="_Toc506900051"/><text:bookmark-end text:name="__RefHeading___Toc3409_3680965478"/></text:h>
      <text:h text:style-name="P24" text:outline-level="2"><text:bookmark-start text:name="__RefHeading___Toc1027_3680965478"/><text:bookmark-start text:name="_Toc506900052"/>Assumptions<text:bookmark-end text:name="__RefHeading___Toc1027_3680965478"/><text:bookmark-end text:name="_Toc506900052"/></text:h>
      <text:p text:style-name="P30">&lt;In this section write down the assumptions you made about the data. Write a sentence for each assumption you made&gt;</text:p>
      <text:h text:style-name="P24" text:outline-level="2"><text:bookmark-start text:name="__RefHeading___Toc1029_3680965478"/><text:bookmark-start text:name="_Toc506900053"/>Query Implementation<text:bookmark-end text:name="__RefHeading___Toc1029_3680965478"/><text:bookmark-end text:name="_Toc506900053"/></text:h>
      <text:p text:style-name="P30">&lt;For each query&gt;</text:p>
      <text:h text:style-name="P29" text:outline-level="3"><text:bookmark-start text:name="__RefHeading___Toc1031_3680965478"/><text:bookmark-start text:name="_Toc506900054"/>Query a:<text:bookmark-end text:name="__RefHeading___Toc1031_3680965478"/><text:bookmark-end text:name="_Toc506900054"/></text:h>
      <text:h text:style-name="P21" text:outline-level="4"><text:bookmark-start text:name="__RefHeading___Toc1033_3680965478"/><text:bookmark-start text:name="_Toc506900055"/>Description of logic:<text:bookmark-end text:name="__RefHeading___Toc1033_3680965478"/><text:bookmark-end text:name="_Toc506900055"/></text:h>
      <text:p text:style-name="P30">&lt;What does the query do and how do I decide to solve it&gt;</text:p>
      <text:h text:style-name="P21" text:outline-level="4"><text:bookmark-start text:name="__RefHeading___Toc1035_3680965478"/><text:bookmark-start text:name="_Toc506900056"/>SQL statement<text:bookmark-end text:name="__RefHeading___Toc1035_3680965478"/><text:bookmark-end text:name="_Toc506900056"/></text:h>
      <text:p text:style-name="P30">&lt;The SQL statement&gt;</text:p>
      <text:h text:style-name="P24" text:outline-level="2"><text:bookmark-start text:name="__RefHeading___Toc1037_3680965478"/><text:bookmark-start text:name="_Toc506900057"/>Query Analysis<text:bookmark-end text:name="__RefHeading___Toc1037_3680965478"/><text:bookmark-end text:name="_Toc506900057"/></text:h>
      <text:h text:style-name="P29" text:outline-level="3"><text:bookmark-start text:name="__RefHeading___Toc1039_3680965478"/><text:bookmark-start text:name="_Toc506900058"/>Selected Queries (and why)<text:bookmark-end text:name="__RefHeading___Toc1039_3680965478"/><text:bookmark-end text:name="_Toc506900058"/></text:h>
      <text:p text:style-name="P34">For the choice strategy, we first thought that the queries with the longest time execution <text:span text:style-name="T30">had the best optimization potential. <text:s/>We ran a few times each queries and found that query 4), 10) and 11) had the worst fetch times (approximatively 4.5sec, 75sec and 32sec, resp.) .</text:span></text:p>
      <text:p text:style-name="P35">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34"><text:span text:style-name="T30">Moreover, it appears that MySQL generates automatically indexes in the table creations. Therefore, columns that are declared as a PRIMARY KEY, UNIQUE or FOREIGN KEY are already indexed by B+Trees. That explains why most of our queries are already very fast. </text:span></text:p>
      <text:h text:style-name="P21" text:outline-level="4"><text:bookmark-start text:name="__RefHeading___Toc1041_3680965478"/><text:bookmark-start text:name="_Toc506900059"/>Query 1<text:bookmark-end text:name="__RefHeading___Toc1041_3680965478"/><text:bookmark-end text:name="_Toc506900059"/></text:h>
      <text:p text:style-name="P30">&lt;Initial Running time:</text:p>
      <text:p text:style-name="P30">Optimized Running time:</text:p>
      <text:p text:style-name="P30">Explain the improvement:</text:p>
      <text:p text:style-name="P30">Initial plan</text:p>
      <text:p text:style-name="P30">Improved plan&gt;</text:p>
      <text:h text:style-name="P21" text:outline-level="4"><text:bookmark-start text:name="__RefHeading___Toc1043_3680965478"/><text:bookmark-start text:name="_Toc506900060"/>Query 2<text:bookmark-end text:name="__RefHeading___Toc1043_3680965478"/><text:bookmark-end text:name="_Toc506900060"/></text:h>
      <text:p text:style-name="P30">&lt;Initial Running time:</text:p>
      <text:p text:style-name="P30">Optimized Running time:</text:p>
      <text:p text:style-name="P30">Explain the improvement:</text:p>
      <text:p text:style-name="P30"><text:soft-page-break/>Initial plan</text:p>
      <text:p text:style-name="P30">Improved plan&gt;</text:p>
      <text:h text:style-name="P21" text:outline-level="4"><text:bookmark-start text:name="__RefHeading___Toc1045_3680965478"/><text:bookmark-start text:name="_Toc506900061"/>Query 3<text:bookmark-end text:name="__RefHeading___Toc1045_3680965478"/><text:bookmark-end text:name="_Toc506900061"/></text:h>
      <text:p text:style-name="P30">&lt;Initial Running time:</text:p>
      <text:p text:style-name="P30">Optimized Running time:</text:p>
      <text:p text:style-name="P30">Explain the improvement:</text:p>
      <text:p text:style-name="P30">Initial plan</text:p>
      <text:p text:style-name="P30">Improved plan&gt;</text:p>
      <text:h text:style-name="P24" text:outline-level="2"><text:bookmark-start text:name="__RefHeading___Toc1047_3680965478"/><text:bookmark-start text:name="_Toc506900062"/>Interface<text:bookmark-end text:name="__RefHeading___Toc1047_3680965478"/><text:bookmark-end text:name="_Toc506900062"/></text:h>
      <text:h text:style-name="P29" text:outline-level="3"><text:bookmark-start text:name="__RefHeading___Toc1049_3680965478"/><text:bookmark-start text:name="_Toc506900063"/>Design logic Description<text:bookmark-end text:name="__RefHeading___Toc1049_3680965478"/><text:bookmark-end text:name="_Toc506900063"/></text:h>
      <text:p text:style-name="P30">&lt;Describe the general logic of your design as well as the technology you decided to use&gt;</text:p>
      <text:h text:style-name="P29" text:outline-level="3"><text:bookmark-start text:name="__RefHeading___Toc1051_3680965478"/><text:bookmark-start text:name="_Toc506900064"/>Screenshots<text:bookmark-end text:name="__RefHeading___Toc1051_3680965478"/><text:bookmark-end text:name="_Toc506900064"/></text:h>
      <text:p text:style-name="P30">&lt;Provide some initial screen shots of your interface&gt;</text:p>
      <text:p text:style-name="P30"/>
      <text:h text:style-name="P23" text:outline-level="2"><text:bookmark-start text:name="__RefHeading___Toc1053_3680965478"/>Evolution since first deliverable<text:bookmark-end text:name="__RefHeading___Toc1053_3680965478"/></text:h>
      <text:p text:style-name="P36">For the first deliverable, we conceived an ER model which was not appropriated for the database. We then improved it by normalizing most of the tables to avoid redundancy. For example, we had a table House_properties(square_feet, room_type, amenities, …) which <text:span text:style-name="T31">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h text:style-name="P24" text:outline-level="2"><text:bookmark-start text:name="__RefHeading___Toc1055_3680965478"/><text:bookmark-start text:name="_Toc506900065"/>General Comments<text:bookmark-end text:name="__RefHeading___Toc1055_3680965478"/><text:bookmark-end text:name="_Toc506900065"/></text:h>
      <text:p text:style-name="P33">&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7"><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58</meta:editing-cycles>
    <meta:print-date>2016-02-28T19:29:00</meta:print-date>
    <meta:creation-date>2017-02-27T21:22:00</meta:creation-date>
    <dc:date>2019-05-29T11:47:07.965048504</dc:date>
    <dc:language>en-US</dc:language>
    <meta:editing-duration>PT1H33M4S</meta:editing-duration>
    <meta:generator>LibreOffice/6.1.6.3$MacOSX_X86_64 LibreOffice_project/5896ab1714085361c45cf540f76f60673dd96a72</meta:generator>
    <meta:document-statistic meta:table-count="1" meta:image-count="1" meta:object-count="0" meta:page-count="8" meta:paragraph-count="166" meta:word-count="1612" meta:character-count="9702" meta:non-whitespace-character-count="82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